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handas" svg:font-family="Chanda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Body_20_Text_20_3">
      <style:paragraph-properties fo:line-height="100%"/>
      <style:text-properties style:font-name="DejaVu Sans" fo:font-size="12pt" fo:font-weight="bold" officeooo:rsid="0003322f" officeooo:paragraph-rsid="0003322f" style:font-size-asian="12pt" style:font-weight-asian="bold"/>
    </style:style>
    <style:style style:name="P2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Default">
      <style:paragraph-properties fo:margin-top="0in" fo:margin-bottom="0.1366in" style:contextual-spacing="false" fo:text-align="center" style:justify-single-word="false"/>
      <style:text-properties style:font-name="DejaVu Sans" fo:font-size="14pt" fo:font-weight="bold" style:font-size-asian="14pt" style:font-weight-asian="bold" style:font-size-complex="14pt"/>
    </style:style>
    <style:style style:name="P4" style:family="paragraph" style:parent-style-name="Default">
      <style:paragraph-properties fo:margin-top="0in" fo:margin-bottom="0.1366in" style:contextual-spacing="false"/>
      <style:text-properties style:font-name="DejaVu Sans" fo:font-size="14pt" fo:font-style="italic" style:font-size-asian="14pt" style:font-style-asian="italic" style:font-size-complex="14pt"/>
    </style:style>
    <style:style style:name="P5" style:family="paragraph" style:parent-style-name="Default" style:list-style-name="L3">
      <style:paragraph-properties fo:margin-top="0in" fo:margin-bottom="0.1366in" style:contextual-spacing="false"/>
      <style:text-properties style:font-name="DejaVu Sans" fo:font-size="14pt" fo:font-style="italic" officeooo:rsid="0004b8fe" officeooo:paragraph-rsid="0004b8fe" style:font-size-asian="14pt" style:font-style-asian="italic" style:font-size-complex="14pt"/>
    </style:style>
    <style:style style:name="P6" style:family="paragraph" style:parent-style-name="Default" style:list-style-name="L3">
      <style:paragraph-properties fo:margin-top="0in" fo:margin-bottom="0.1366in" style:contextual-spacing="false"/>
      <style:text-properties style:font-name="DejaVu Sans" fo:font-size="14pt" fo:font-style="italic" officeooo:rsid="00054723" officeooo:paragraph-rsid="00054723" style:font-size-asian="14pt" style:font-style-asian="italic" style:font-size-complex="14pt"/>
    </style:style>
    <style:style style:name="P7" style:family="paragraph" style:parent-style-name="Default" style:list-style-name="L3">
      <style:paragraph-properties fo:margin-top="0in" fo:margin-bottom="0.1366in" style:contextual-spacing="false"/>
      <style:text-properties style:font-name="DejaVu Sans" fo:font-size="14pt" fo:font-style="italic" officeooo:rsid="0005d491" officeooo:paragraph-rsid="0005d491" style:font-size-asian="14pt" style:font-style-asian="italic" style:font-size-complex="14pt"/>
    </style:style>
    <style:style style:name="P8" style:family="paragraph" style:parent-style-name="Default">
      <style:text-properties style:font-name="DejaVu Sans" fo:font-size="14pt" fo:font-style="italic" officeooo:paragraph-rsid="0008ec39" style:font-size-asian="14pt" style:font-style-asian="italic" style:font-size-complex="14pt"/>
    </style:style>
    <style:style style:name="P9" style:family="paragraph" style:parent-style-name="Default">
      <style:paragraph-properties fo:margin-top="0in" fo:margin-bottom="0.1366in" style:contextual-spacing="false"/>
      <style:text-properties style:font-name="DejaVu Sans" fo:font-size="14pt" fo:font-style="italic" fo:font-weight="bold" style:font-size-asian="14pt" style:font-style-asian="italic" style:font-weight-asian="bold" style:font-size-complex="14pt"/>
    </style:style>
    <style:style style:name="P10" style:family="paragraph" style:parent-style-name="Default">
      <style:paragraph-properties fo:margin-top="0in" fo:margin-bottom="0.1366in" style:contextual-spacing="false"/>
      <style:text-properties style:font-name="DejaVu Sans"/>
    </style:style>
    <style:style style:name="P11" style:family="paragraph" style:parent-style-name="Default">
      <style:paragraph-properties fo:margin-top="0in" fo:margin-bottom="0.1366in" style:contextual-spacing="false"/>
      <style:text-properties style:use-window-font-color="true" loext:opacity="0%" style:font-name="DejaVu Sans" fo:font-size="14pt" fo:language="ru" fo:country="RU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style:style style:name="P12" style:family="paragraph" style:parent-style-name="Default" style:list-style-name="L3">
      <style:paragraph-properties fo:margin-top="0in" fo:margin-bottom="0.1366in" style:contextual-spacing="false"/>
      <style:text-properties officeooo:paragraph-rsid="0005d491"/>
    </style:style>
    <style:style style:name="P13" style:family="paragraph" style:parent-style-name="Heading_20_1">
      <style:paragraph-properties fo:break-before="page"/>
      <style:text-properties style:font-name="DejaVu Sans"/>
    </style:style>
    <style:style style:name="P14" style:family="paragraph" style:parent-style-name="Heading_20_1" style:list-style-name="">
      <style:paragraph-properties fo:text-align="center" style:justify-single-word="false" fo:orphans="2" fo:widows="2"/>
      <style:text-properties style:font-name="DejaVu Sans"/>
    </style:style>
    <style:style style:name="P15" style:family="paragraph" style:parent-style-name="Heading_20_6">
      <style:paragraph-properties fo:margin-top="0.0835in" fo:margin-bottom="0in" style:contextual-spacing="false"/>
      <style:text-properties style:font-name="DejaVu Sans"/>
    </style:style>
    <style:style style:name="P16" style:family="paragraph" style:parent-style-name="Heading_20_6">
      <style:paragraph-properties fo:margin-top="0.0835in" fo:margin-bottom="0in" style:contextual-spacing="false"/>
      <style:text-properties style:font-name="DejaVu Sans" fo:font-size="12pt" style:font-size-asian="12pt"/>
    </style:style>
    <style:style style:name="P17" style:family="paragraph" style:parent-style-name="Heading_20_6">
      <style:paragraph-properties fo:margin-top="0.0417in" fo:margin-bottom="0.0417in" style:contextual-spacing="false"/>
      <style:text-properties style:font-name="DejaVu Sans" fo:font-size="12pt" style:font-size-asian="12pt"/>
    </style:style>
    <style:style style:name="P18" style:family="paragraph" style:parent-style-name="Heading_20_7">
      <style:paragraph-properties fo:margin-left="0in" fo:margin-right="0in" fo:text-indent="0in" style:auto-text-indent="false"/>
      <style:text-properties style:font-name="DejaVu Sans" fo:font-size="12pt" style:font-size-asian="12pt"/>
    </style:style>
    <style:style style:name="P19" style:family="paragraph" style:parent-style-name="Heading_20_7">
      <style:paragraph-properties fo:margin-left="0in" fo:margin-right="0in" fo:margin-top="0.1665in" fo:margin-bottom="0in" style:contextual-spacing="false" fo:text-indent="0in" style:auto-text-indent="false"/>
      <style:text-properties style:font-name="DejaVu Sans" fo:font-size="12pt" style:font-size-asian="12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/>
    </style:style>
    <style:style style:name="P21" style:family="paragraph" style:parent-style-name="Standard">
      <style:paragraph-properties fo:margin-left="0in" fo:margin-right="0in" fo:margin-top="0.0835in" fo:margin-bottom="0in" style:contextual-spacing="false" fo:text-align="center" style:justify-single-word="false" fo:text-indent="0in" style:auto-text-indent="false"/>
      <style:text-properties style:font-name="DejaVu Sans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officeooo:paragraph-rsid="0003322f"/>
    </style:style>
    <style:style style:name="P23" style:family="paragraph" style:parent-style-name="Standard">
      <style:text-properties style:font-name="DejaVu Sans" fo:font-size="12pt" fo:font-weight="bold" style:font-size-asian="12pt" style:font-weight-asian="bold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2pt" fo:font-weight="bold" style:font-size-asian="12pt" style:font-weight-asian="bold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2pt" style:font-size-asian="12pt"/>
    </style:style>
    <style:style style:name="P26" style:family="paragraph" style:parent-style-name="Standard">
      <style:paragraph-properties fo:line-height="150%"/>
      <style:text-properties style:font-name="DejaVu Sans"/>
    </style:style>
    <style:style style:name="P27" style:family="paragraph" style:parent-style-name="Standard">
      <style:text-properties style:font-name="DejaVu Sans"/>
    </style:style>
    <style:style style:name="P28" style:family="paragraph" style:parent-style-name="Standard">
      <style:paragraph-properties fo:margin-left="2.9535in" fo:margin-right="0in" fo:text-indent="0.3937in" style:auto-text-indent="false"/>
      <style:text-properties style:font-name="DejaVu Sans"/>
    </style:style>
    <style:style style:name="P29" style:family="paragraph" style:parent-style-name="Standard">
      <style:paragraph-properties fo:margin-left="2.9535in" fo:margin-right="0in" fo:text-indent="0.3937in" style:auto-text-indent="false"/>
      <style:text-properties style:font-name="DejaVu Sans" officeooo:rsid="0003322f" officeooo:paragraph-rsid="0003322f"/>
    </style:style>
    <style:style style:name="P30" style:family="paragraph" style:parent-style-name="Standard">
      <style:paragraph-properties fo:margin-top="0in" fo:margin-bottom="0.0835in" style:contextual-spacing="false" fo:text-align="center" style:justify-single-word="false" fo:break-before="page"/>
      <style:text-properties style:font-name="DejaVu Sans" fo:font-size="16pt" fo:font-weight="bold" style:font-size-asian="16pt" style:font-weight-asian="bold" style:font-size-complex="16pt"/>
    </style:style>
    <style:style style:name="P31" style:family="paragraph" style:parent-style-name="Standard">
      <style:paragraph-properties fo:line-height="150%"/>
      <style:text-properties style:font-name="DejaVu Sans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32" style:family="paragraph" style:parent-style-name="Standard" style:list-style-name="L1">
      <style:paragraph-properties fo:margin-left="0in" fo:margin-right="0in" fo:margin-top="0in" fo:margin-bottom="0.1366in" style:contextual-spacing="false" fo:text-indent="0in" style:auto-text-indent="false"/>
      <style:text-properties style:font-name="DejaVu Sans" officeooo:paragraph-rsid="0003322f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" fo:font-size="14pt" fo:font-style="italic" style:font-size-asian="14pt" style:font-style-asian="italic" style:font-size-complex="14pt"/>
    </style:style>
    <style:style style:name="P34" style:family="paragraph" style:parent-style-name="Standard">
      <style:paragraph-properties fo:margin-left="0in" fo:margin-right="0in" fo:margin-top="0in" fo:margin-bottom="0.1366in" style:contextual-spacing="false" fo:text-indent="0in" style:auto-text-indent="false"/>
      <style:text-properties style:use-window-font-color="true" loext:opacity="0%" style:font-name="DejaVu Sans" fo:language="ru" fo:country="RU" fo:font-style="italic" officeooo:paragraph-rsid="0003322f" style:font-name-asian="Times New Roman" style:font-size-asian="14pt" style:font-style-asian="italic" style:font-name-complex="Times New Roman" style:font-size-complex="14pt" style:language-complex="ar" style:country-complex="SA"/>
    </style:style>
    <style:style style:name="P35" style:family="paragraph" style:parent-style-name="Standard" style:list-style-name="L3">
      <style:paragraph-properties fo:margin-top="0in" fo:margin-bottom="0.1366in" style:contextual-spacing="false"/>
      <style:text-properties fo:color="#000000" loext:opacity="100%" style:font-name="DejaVu Sans" fo:font-size="14pt" fo:language="ru" fo:country="RU" fo:font-style="italic" officeooo:rsid="0005d491" officeooo:paragraph-rsid="0005d491" style:font-name-asian="Calibri" style:font-size-asian="14pt" style:font-style-asian="italic" style:font-name-complex="Times New Roman" style:font-size-complex="14pt" style:language-complex="ar" style:country-complex="SA"/>
    </style:style>
    <style:style style:name="P36" style:family="paragraph" style:parent-style-name="Standard" style:list-style-name="L3">
      <style:paragraph-properties fo:margin-top="0in" fo:margin-bottom="0.1366in" style:contextual-spacing="false"/>
      <style:text-properties fo:color="#000000" loext:opacity="100%" style:font-name="DejaVu Sans" fo:font-size="14pt" fo:font-style="italic" officeooo:rsid="0005d491" officeooo:paragraph-rsid="0005d491" style:font-size-asian="14pt" style:font-style-asian="italic" style:font-size-complex="14pt"/>
    </style:style>
    <style:style style:name="P37" style:family="paragraph" style:parent-style-name="Standard" style:list-style-name="L3">
      <style:paragraph-properties fo:margin-top="0in" fo:margin-bottom="0.1366in" style:contextual-spacing="false"/>
      <style:text-properties fo:color="#000000" loext:opacity="100%" style:font-name="DejaVu Sans" fo:font-size="14pt" fo:font-style="italic" officeooo:rsid="0006f6f9" officeooo:paragraph-rsid="0008964a" style:font-size-asian="14pt" style:font-style-asian="italic" style:font-size-complex="14pt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style:use-window-font-color="true" loext:opacity="0%" style:font-name="DejaVu Sans" fo:language="ru" fo:country="RU" fo:font-style="italic" style:font-name-asian="Times New Roman" style:font-size-asian="14pt" style:font-style-asian="italic" style:font-name-complex="Times New Roman" style:font-size-complex="14pt" style:language-complex="ar" style:country-complex="SA" style:font-style-complex="normal"/>
    </style:style>
    <style:style style:name="P40" style:family="paragraph" style:parent-style-name="Text_20_body" style:list-style-name="L2">
      <style:text-properties style:use-window-font-color="true" loext:opacity="0%" style:font-name="DejaVu Sans" fo:language="ru" fo:country="RU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style:style style:name="P41" style:family="paragraph" style:parent-style-name="listing">
      <style:text-properties fo:color="#8d5c48" loext:opacity="100%" style:font-name="FreeMono" fo:font-size="12pt" fo:font-style="normal" officeooo:rsid="0005d491" officeooo:paragraph-rsid="0005d491" style:font-size-asian="12pt" style:font-style-asian="normal" style:font-size-complex="12pt" style:font-style-complex="normal"/>
    </style:style>
    <style:style style:name="P42" style:family="paragraph" style:parent-style-name="listing">
      <style:paragraph-properties fo:margin-top="0in" fo:margin-bottom="0.1366in" style:contextual-spacing="false"/>
      <style:text-properties fo:color="#8d5c48" loext:opacity="100%" style:font-name="FreeMono" fo:font-size="12pt" fo:font-style="normal" officeooo:rsid="0005d491" officeooo:paragraph-rsid="0005d491" style:font-size-asian="12pt" style:font-style-asian="normal" style:font-size-complex="12pt" style:font-style-complex="normal"/>
    </style:style>
    <style:style style:name="P43" style:family="paragraph" style:parent-style-name="listing">
      <style:text-properties fo:color="#8d5c48" loext:opacity="100%" style:font-name="FreeMono" fo:font-size="12pt" fo:font-style="normal" officeooo:rsid="0005d491" officeooo:paragraph-rsid="0006f6f9" style:font-size-asian="12pt" style:font-style-asian="normal" style:font-size-complex="12pt" style:font-style-complex="normal"/>
    </style:style>
    <style:style style:name="P44" style:family="paragraph" style:parent-style-name="listing">
      <style:text-properties fo:color="#8d5c48" loext:opacity="100%" style:font-name="FreeMono" fo:font-size="12pt" fo:font-style="normal" officeooo:rsid="0005d491" officeooo:paragraph-rsid="0006f6f9" style:font-size-asian="12pt" style:font-style-asian="normal" style:font-size-complex="12pt"/>
    </style:style>
    <style:style style:name="P45" style:family="paragraph" style:parent-style-name="Нумерованный_20_список2">
      <style:paragraph-properties fo:margin-top="0in" fo:margin-bottom="0in" style:contextual-spacing="false"/>
      <style:text-properties style:font-name="DejaVu Sans" fo:font-size="12pt" fo:font-weight="bold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size="11pt" fo:language="none" fo:country="none" style:font-size-asian="11pt" style:language-asian="none" style:country-asian="none" style:font-name-complex="Calibri" style:font-size-complex="11pt"/>
    </style:style>
    <style:style style:name="T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fo:font-size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style="italic" style:font-size-asian="14pt" style:font-style-asian="italic" style:font-size-complex="14pt"/>
    </style:style>
    <style:style style:name="T9" style:family="text">
      <style:text-properties fo:font-size="13.8000001907349pt"/>
    </style:style>
    <style:style style:name="T10" style:family="text">
      <style:text-properties fo:font-size="13.8000001907349pt" fo:font-style="italic" style:font-size-asian="14pt" style:font-style-asian="italic" style:font-size-complex="14pt"/>
    </style:style>
    <style:style style:name="T11" style:family="text">
      <style:text-properties fo:font-size="13.8000001907349pt" officeooo:rsid="0004b8fe"/>
    </style:style>
    <style:style style:name="T12" style:family="text">
      <style:text-properties officeooo:rsid="0003322f"/>
    </style:style>
    <style:style style:name="T13" style:family="text">
      <style:text-properties style:font-name="DejaVu Sans" fo:language="none" fo:country="none" style:language-asian="none" style:country-asian="none"/>
    </style:style>
    <style:style style:name="T14" style:family="text">
      <style:text-properties style:font-name="DejaVu Sans" fo:language="none" fo:country="none" fo:font-style="italic" style:language-asian="none" style:country-asian="none" style:font-style-asian="italic"/>
    </style:style>
    <style:style style:name="T15" style:family="text">
      <style:text-properties style:font-name="DejaVu Sans" fo:font-size="14pt" fo:font-style="italic" officeooo:rsid="0005d491" style:font-size-asian="14pt" style:font-style-asian="italic" style:font-size-complex="14pt"/>
    </style:style>
    <style:style style:name="T16" style:family="text">
      <style:text-properties style:use-window-font-color="true" loext:opacity="0%" style:font-name="DejaVu Sans" fo:font-size="13.8000001907349pt" fo:language="ru" fo:country="RU" fo:font-style="italic" style:font-name-asian="Times New Roman" style:font-size-asian="14pt" style:font-style-asian="italic" style:font-name-complex="Times New Roman" style:font-size-complex="14pt" style:language-complex="ar" style:country-complex="SA" style:font-style-complex="normal"/>
    </style:style>
    <style:style style:name="T17" style:family="text">
      <style:text-properties style:use-window-font-color="true" loext:opacity="0%" style:font-name="DejaVu Sans" fo:font-size="14pt" fo:language="ru" fo:country="RU" fo:font-style="italic" style:font-name-asian="Times New Roman" style:font-size-asian="14pt" style:font-style-asian="italic" style:font-name-complex="Times New Roman" style:font-size-complex="14pt" style:language-complex="ar" style:country-complex="SA" style:font-style-complex="normal"/>
    </style:style>
    <style:style style:name="T18" style:family="text">
      <style:text-properties officeooo:rsid="0005061b"/>
    </style:style>
    <style:style style:name="T19" style:family="text">
      <style:text-properties officeooo:rsid="00054723"/>
    </style:style>
    <style:style style:name="T20" style:family="text">
      <style:text-properties officeooo:rsid="0005d491"/>
    </style:style>
    <style:style style:name="T21" style:family="text">
      <style:text-properties style:font-name="monospace"/>
    </style:style>
    <style:style style:name="T22" style:family="text">
      <style:text-properties style:font-name="monospace" officeooo:rsid="0005d491"/>
    </style:style>
    <style:style style:name="T23" style:family="text">
      <style:text-properties style:text-position="super 58%" style:font-name="monospace" officeooo:rsid="0005d491"/>
    </style:style>
    <style:style style:name="T24" style:family="text">
      <style:text-properties style:text-position="super 58%" fo:language="ru" fo:country="RU" officeooo:rsid="0008964a" style:font-name-asian="Calibri" style:font-name-complex="Times New Roman" style:language-complex="ar" style:country-complex="SA"/>
    </style:style>
    <style:style style:name="T25" style:family="text">
      <style:text-properties style:text-position="0% 100%"/>
    </style:style>
    <style:style style:name="T26" style:family="text">
      <style:text-properties style:text-position="0% 100%" style:font-name="monospace" officeooo:rsid="0005d491"/>
    </style:style>
    <style:style style:name="T27" style:family="text">
      <style:text-properties style:text-position="0% 100%" fo:font-size="13.8000001907349pt"/>
    </style:style>
    <style:style style:name="T28" style:family="text">
      <style:text-properties style:text-position="0% 100%" fo:font-size="13.8000001907349pt" fo:language="ru" fo:country="RU" style:font-name-asian="Calibri" style:font-name-complex="Times New Roman" style:language-complex="ar" style:country-complex="SA"/>
    </style:style>
    <style:style style:name="T29" style:family="text">
      <style:text-properties style:text-position="0% 100%" fo:font-size="13.8000001907349pt" fo:language="ru" fo:country="RU" style:font-name-asian="Calibri" style:font-name-complex="Times New Roman" style:language-complex="ar" style:country-complex="SA" style:font-style-complex="normal"/>
    </style:style>
    <style:style style:name="T30" style:family="text">
      <style:text-properties style:text-position="0% 100%" fo:language="ru" fo:country="RU" style:font-name-asian="Calibri" style:font-name-complex="Times New Roman" style:language-complex="ar" style:country-complex="SA"/>
    </style:style>
    <style:style style:name="T31" style:family="text">
      <style:text-properties style:text-position="0% 100%" fo:language="ru" fo:country="RU" officeooo:rsid="0008964a" style:font-name-asian="Calibri" style:font-name-complex="Times New Roman" style:language-complex="ar" style:country-complex="SA"/>
    </style:style>
    <style:style style:name="T32" style:family="text">
      <style:text-properties style:text-position="0% 100%" fo:language="ru" fo:country="RU" style:font-name-asian="Calibri" style:font-name-complex="Times New Roman" style:language-complex="ar" style:country-complex="SA" style:font-style-complex="normal"/>
    </style:style>
    <style:style style:name="T33" style:family="text">
      <style:text-properties fo:language="ru" fo:country="RU" style:font-name-asian="Calibri" style:font-name-complex="Times New Roman" style:language-complex="ar" style:country-complex="SA"/>
    </style:style>
    <style:style style:name="T34" style:family="text">
      <style:text-properties fo:language="ru" fo:country="RU" officeooo:rsid="00080c89" style:font-name-asian="Calibri" style:font-name-complex="Times New Roman" style:language-complex="ar" style:country-complex="SA"/>
    </style:style>
    <style:style style:name="T35" style:family="text">
      <style:text-properties fo:language="ru" fo:country="RU" officeooo:rsid="0008964a" style:font-name-asian="Calibri" style:font-name-complex="Times New Roman" style:language-complex="ar" style:country-complex="SA"/>
    </style:style>
    <style:style style:name="T36" style:family="text">
      <style:text-properties fo:color="#000000" loext:opacity="100%" style:text-position="0% 100%" fo:language="ru" fo:country="RU" officeooo:rsid="0008ec39" style:font-name-asian="Calibri" style:font-name-complex="Times New Roman" style:language-complex="ar" style:country-complex="SA"/>
    </style:style>
    <style:style style:name="T37" style:family="text">
      <style:text-properties fo:color="#000000" loext:opacity="100%" fo:language="ru" fo:country="RU" officeooo:rsid="0008964a" style:font-name-asian="Calibri" style:font-name-complex="Times New Roman" style:language-complex="ar" style:country-complex="SA"/>
    </style:style>
    <style:style style:name="T38" style:family="text">
      <style:text-properties fo:color="#000000" loext:opacity="100%" fo:language="ru" fo:country="RU" officeooo:rsid="0008ec39" style:font-name-asian="Calibri" style:font-name-complex="Times New Roman" style:language-complex="ar" style:country-complex="SA"/>
    </style:style>
    <style:style style:name="T39" style:family="text">
      <style:text-properties fo:color="#000000" loext:opacity="100%" style:text-position="super 58%" fo:language="ru" fo:country="RU" officeooo:rsid="0008ec39" style:font-name-asian="Calibri" style:font-name-complex="Times New Roman" style:language-complex="ar" style:country-complex="SA"/>
    </style:style>
    <style:style style:name="T40" style:family="text">
      <style:text-properties officeooo:rsid="0008ec3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6"><text:span text:style-name="T1">МИНИСТЕРСТВО НАУКИ И ВЫСШЕГО ОБРАЗОВАНИЯ<text:line-break/> РОССИЙСКОЙ ФЕДЕРАЦИИ</text:span></text:h>
      <text:h text:style-name="P16" text:outline-level="6">ФЕДЕРАЛЬНОЕ ГОСУДАРСТВЕННОЕ АВТОНОМНОЕ ОБРАЗОВАТЕЛЬНОЕ УЧРЕЖДЕНИЕ ВЫСШЕГО ОБРАЗОВАНИЯ</text:h>
      <text:h text:style-name="P15" text:outline-level="6"><text:span text:style-name="T1">НОВОСИБИРСКИЙ НАЦИОНАЛЬНЫЙ ИССЛЕДОВАТЕЛЬСКИЙ ГОСУДАРСТВЕННЫЙ УНИВЕРСИТЕТ</text:span></text:h>
      <text:h text:style-name="P17" text:outline-level="6">Факультет информационных технологий</text:h>
      <text:p text:style-name="P20"><text:span text:style-name="T2">Кафедра параллельных вычислений</text:span></text:p>
      <text:p text:style-name="P23"/>
      <text:p text:style-name="P45"/>
      <text:h text:style-name="P18" text:outline-level="7">ОТЧЕТ</text:h>
      <text:h text:style-name="P19" text:outline-level="7">О ВЫПОЛНЕНИИ ЛАБОРАТОРНОЙ РАБОТЫ</text:h>
      <text:p text:style-name="P25"/>
      <text:p text:style-name="P22">«<text:bookmark text:name="page3R_mcid0"/><text:span text:style-name="T9">ОПРЕДЕЛЕНИЕ ВРЕМЕНИ РАБОТЫ ПРИКЛАДНЫХ ПРОГРАММ</text:span>»</text:p>
      <text:p text:style-name="P20"/>
      <text:p text:style-name="P20">студента <text:span text:style-name="T12">2</text:span> курса, <text:span text:style-name="T12">21202 </text:span>группы</text:p>
      <text:p text:style-name="P20"/>
      <text:p text:style-name="P1">Бирюкова Александра Алексеевича</text:p>
      <text:p text:style-name="P24"/>
      <text:p text:style-name="P21">Направление 09.03.01 – «Информатика и вычислительная техника»</text:p>
      <text:p text:style-name="P26"/>
      <text:p text:style-name="P27"/>
      <text:p text:style-name="P27"/>
      <text:p text:style-name="P28">Преподаватель:</text:p>
      <text:p text:style-name="P29">В.А.Перепелкин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>Новосибирск 20<text:span text:style-name="T12">22</text:span></text:p>
      <text:p text:style-name="P30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8443921" text:style-name="Index_20_Link" text:visited-style-name="Index_20_Link"><text:span text:style-name="T13">ЦЕЛЬ<text:tab/>3</text:span></text:a></text:p>
          <text:p text:style-name="P2"><text:a xlink:type="simple" xlink:href="#__RefHeading___Toc18443922" text:style-name="Index_20_Link" text:visited-style-name="Index_20_Link"><text:span text:style-name="T13">ЗАДАНИЕ<text:tab/>3</text:span></text:a></text:p>
          <text:p text:style-name="P2"><text:a xlink:type="simple" xlink:href="#__RefHeading___Toc18443923" text:style-name="Index_20_Link" text:visited-style-name="Index_20_Link"><text:span text:style-name="T13">ОПИСАНИЕ РАБОТЫ<text:tab/>4</text:span></text:a></text:p>
          <text:p text:style-name="P2"><text:a xlink:type="simple" xlink:href="#__RefHeading___Toc18443924" text:style-name="Index_20_Link" text:visited-style-name="Index_20_Link"><text:span text:style-name="T13">ЗАКЛЮЧЕНИЕ<text:tab/>5</text:span></text:a></text:p>
        </text:index-body>
      </text:table-of-content>
      <text:p text:style-name="P31"/>
      <text:p text:style-name="P3"/>
      <text:h text:style-name="P13" text:outline-level="1"><text:bookmark-start text:name="__RefHeading___Toc18443921"/>ЦЕЛЬ<text:bookmark-end text:name="__RefHeading___Toc18443921"/></text:h>
      <text:list xml:id="list103310564" text:style-name="L1">
        <text:list-item>
          <text:p text:style-name="P32"><text:span text:style-name="T10">Изучение методики измерения времени работы подпрограммы.</text:span></text:p>
        </text:list-item>
        <text:list-item>
          <text:p text:style-name="P32"><text:span text:style-name="T10">Изучение приемов повышения точности измерения времени работы</text:span><text:span text:style-name="T8"> </text:span><text:span text:style-name="T10">подпрограммы.</text:span></text:p>
        </text:list-item>
        <text:list-item>
          <text:p text:style-name="P32"><text:span text:style-name="T10">Изучение способов измерения времени работы подпрограммы.</text:span></text:p>
        </text:list-item>
        <text:list-item>
          <text:p text:style-name="P32"><text:span text:style-name="T10">Измерение времени работы подпрограммы в прикладной программе.</text:span></text:p>
        </text:list-item>
      </text:list>
      <text:p text:style-name="P10"><text:span text:style-name="T8"/></text:p>
      <text:p text:style-name="P4"/>
      <text:h text:style-name="P14" text:outline-level="1"><text:span text:style-name="T8"/></text:h>
      <text:h text:style-name="P13" text:outline-level="1"><text:bookmark-start text:name="__RefHeading___Toc18443922"/>ЗАДАНИЕ<text:bookmark-end text:name="__RefHeading___Toc18443922"/></text:h>
      <text:list xml:id="list2337031792" text:style-name="L2">
        <text:list-item>
          <text:p text:style-name="P38"><text:bookmark text:name="page88R_mcid28"/><text:span text:style-name="T16">Написать</text:span><text:span text:style-name="T17"> </text:span><text:span text:style-name="T16">программу</text:span><text:span text:style-name="T17"> </text:span><text:span text:style-name="T16">на</text:span><text:span text:style-name="T17"> </text:span><text:span text:style-name="T16">языке</text:span><text:span text:style-name="T17"> </text:span><text:span text:style-name="T16">C</text:span><text:span text:style-name="T17"> </text:span><text:span text:style-name="T16">или</text:span><text:span text:style-name="T17"> </text:span><text:span text:style-name="T16">C++,</text:span><text:span text:style-name="T17"> </text:span><text:span text:style-name="T16">которая</text:span><text:span text:style-name="T17"> </text:span><text:span text:style-name="T16">реализует</text:span><text:span text:style-name="T17"><text:line-break/></text:span><text:span text:style-name="T16">выбранный алгоритм из задания.</text:span></text:p>
        </text:list-item>
        <text:list-item>
          <text:p text:style-name="P39"><text:span text:style-name="T9">Проверить правильность работы программы на нескольких тестовых</text:span><text:span text:style-name="T6"> </text:span><text:span text:style-name="T9">наборах входных данных.</text:span></text:p>
        </text:list-item>
        <text:list-item>
          <text:p text:style-name="P39"><text:span text:style-name="T9">Выбрать значение параметра</text:span><text:bookmark text:name="page88R_mcid31"/><text:span text:style-name="T6"> </text:span><text:span text:style-name="T9">N</text:span><text:bookmark text:name="page88R_mcid32"/><text:bookmark text:name="page88R_mcid33"/><text:span text:style-name="T6"> </text:span><text:span text:style-name="T9">таким, чтобы время работы программы</text:span><text:span text:style-name="T6"> </text:span><text:span text:style-name="T9">было порядка 15 секунд.</text:span></text:p>
        </text:list-item>
        <text:list-item>
          <text:p text:style-name="P39"><text:span text:style-name="T9">По приведенной методике определить время работы подпрограммы тестовой программы</text:span> <text:span text:style-name="T9">с относительной погрешностью не более 1%.</text:span></text:p>
        </text:list-item>
        <text:list-item>
          <text:p text:style-name="P39">Составить отчет по лабораторной работе. Отчет должен содержать следующее:</text:p>
          <text:list>
            <text:list-item>
              <text:p text:style-name="P39">Титульный лист.</text:p>
            </text:list-item>
            <text:list-item>
              <text:p text:style-name="P39">Цель лабораторной работы.</text:p>
            </text:list-item>
            <text:list-item>
              <text:p text:style-name="P39">Вариант задания.</text:p>
            </text:list-item>
            <text:list-item>
              <text:p text:style-name="P39"><text:span text:style-name="T9">Описание</text:span> <text:span text:style-name="T9">методики</text:span> <text:span text:style-name="T9">для</text:span> <text:span text:style-name="T9">определения</text:span> <text:span text:style-name="T9">времени</text:span> <text:span text:style-name="T9">работы программы.</text:span></text:p>
            </text:list-item>
            <text:list-item>
              <text:p text:style-name="P39">Результат измерения времени работы программы.</text:p>
            </text:list-item>
            <text:list-item>
              <text:p text:style-name="P40"><text:span text:style-name="T9">Полный компилируемый листинг реализованной программы и</text:span><text:line-break/><text:span text:style-name="T9">команду для ее компиляции.</text:span></text:p>
            </text:list-item>
            <text:list-item>
              <text:p text:style-name="P40">Вывод по результатам лабораторной работы.</text:p>
            </text:list-item>
          </text:list>
        </text:list-item>
      </text:list>
      <text:p text:style-name="P34"><text:span text:style-name="T11">Для выполнения был выбран вариант задания №</text:span><text:span text:style-name="T9">1:</text:span> <text:span text:style-name="T9">Алгоритм</text:span> <text:span text:style-name="T9">вычисления</text:span> <text:span text:style-name="T9">числа</text:span> <text:span text:style-name="T9">Пи</text:span> <text:span text:style-name="T9">с</text:span> <text:span text:style-name="T9">помощью</text:span> <text:span text:style-name="T9">разложения</text:span> <text:span text:style-name="T9">в</text:span> <text:span text:style-name="T9">ряд</text:span> <text:span text:style-name="T9">(ряд</text:span><text:line-break/><text:span text:style-name="T9">Грегори-Лейбница) по формуле</text:span> <text:span text:style-name="T9">Лейбница N первых членов </text:span></text:p>
      <text:p text:style-name="P11"/>
      <text:h text:style-name="P13" text:outline-level="1"><text:bookmark-start text:name="__RefHeading___Toc18443923"/>ОПИСАНИЕ РАБОТЫ<text:bookmark-end text:name="__RefHeading___Toc18443923"/></text:h>
      <text:list xml:id="list2402284186" text:style-name="L3">
        <text:list-item>
          <text:p text:style-name="P12"><text:span text:style-name="T15">Была написана функция на языке C</text:span></text:p>
        </text:list-item>
      </text:list>
      <text:list xml:id="list1591310470" text:style-name="WW8Num8">
        <text:list-item>
          <text:p text:style-name="P41">double CountPi(long long N) {</text:p>
        </text:list-item>
        <text:list-item>
          <text:p text:style-name="P41"><text:s text:c="4"/>double pi = 0;</text:p>
        </text:list-item>
        <text:list-item>
          <text:p text:style-name="P41"><text:s text:c="4"/>double sign = 1;</text:p>
        </text:list-item>
        <text:list-item>
          <text:p text:style-name="P41"><text:s text:c="4"/>for (long long n = 1; n &lt;= N; n += 2) {</text:p>
        </text:list-item>
        <text:list-item>
          <text:p text:style-name="P41"><text:s text:c="8"/>pi += sign * 4 / n;</text:p>
        </text:list-item>
        <text:list-item>
          <text:p text:style-name="P41"><text:s text:c="8"/>sign = -sign;</text:p>
        </text:list-item>
        <text:list-item>
          <text:p text:style-name="P41"><text:s text:c="4"/>}</text:p>
        </text:list-item>
        <text:list-item>
          <text:p text:style-name="P41"><text:s text:c="4"/>return pi;</text:p>
        </text:list-item>
        <text:list-item>
          <text:p text:style-name="P41">}</text:p>
        </text:list-item>
        <text:list-item>
          <text:p text:style-name="P41"/>
        </text:list-item>
        <text:list-item>
          <text:p text:style-name="P41">int main()</text:p>
        </text:list-item>
        <text:list-item>
          <text:p text:style-name="P41">{</text:p>
        </text:list-item>
        <text:list-item>
          <text:p text:style-name="P41"><text:s text:c="4"/>long long N = 10000000000;</text:p>
        </text:list-item>
        <text:list-item>
          <text:p text:style-name="P41"><text:s text:c="4"/>double pi = CountPi(N);</text:p>
        </text:list-item>
        <text:list-item>
          <text:p text:style-name="P41"><text:s text:c="4"/>return 0;</text:p>
        </text:list-item>
        <text:list-item>
          <text:p text:style-name="P41">}</text:p>
        </text:list-item>
      </text:list>
      <text:list xml:id="list182349119658449" text:continue-list="list2402284186" text:style-name="L3">
        <text:list-header>
          <text:p text:style-name="P7">Значение N выбрано так, чтобы время работы программы было порядка 15 секунд.</text:p>
        </text:list-header>
        <text:list-item>
          <text:p text:style-name="P5">Имеем заданную величину допустимого значения относительной погрешности — 1%.</text:p>
        </text:list-item>
        <text:list-item>
          <text:p text:style-name="P5">Выполнена оценка времени выполнения программы с помощью его однократного измерения. <text:span text:style-name="T18">Измеренное время оказалось равным 14.798647 секунд. Значит, допустимое абсолютное значение погрешности равно 0.14 секунд (</text:span><text:span text:style-name="T19">значение </text:span><text:span text:style-name="T18">округлено вниз без потери смысла)</text:span></text:p>
        </text:list-item>
        <text:list-item>
          <text:p text:style-name="P6">Для измерения времени использовалась машина с ОС Ubuntu. Степень загрузки процессора другими процессами оценена как низкая. <text:span text:style-name="T20">Поэтому был выбран таймер, обеспечивающий измерение системного времени — функция </text:span><text:span text:style-name="T21">clock_gettime </text:span><text:span text:style-name="T22">библиотеки time. Ее погрешность равна погрешности системного таймера — 10</text:span><text:span text:style-name="T23">-9</text:span><text:span text:style-name="T26"> секунд. Это меньше вычисленного ранее допустимого абсолютного значения погрешности.</text:span></text:p>
          <text:p text:style-name="P36"><text:span text:style-name="T33">Вот код программы вместе с измерением времени.</text:span></text:p>
          <text:p text:style-name="P35"/>
        </text:list-item>
      </text:list>
      <text:list xml:id="list182350961122359" text:continue-list="list1591310470" text:style-name="WW8Num8">
        <text:list-item>
          <text:p text:style-name="P41"><text:soft-page-break/><text:span text:style-name="T25">#include &lt;stdio.h&gt;</text:span></text:p>
        </text:list-item>
        <text:list-item>
          <text:p text:style-name="P41"><text:span text:style-name="T25">#include &lt;time.h&gt; <text:s text:c="6"/>// for clock_t, clock(), CLOCKS_PER_SEC</text:span></text:p>
        </text:list-item>
        <text:list-item>
          <text:p text:style-name="P41"><text:span text:style-name="T25"/></text:p>
        </text:list-item>
        <text:list-item>
          <text:p text:style-name="P41"><text:span text:style-name="T25"/></text:p>
        </text:list-item>
        <text:list-item>
          <text:p text:style-name="P41"><text:span text:style-name="T25">double CountPi(long long N) {...}</text:span></text:p>
        </text:list-item>
        <text:list-item>
          <text:p text:style-name="P41"><text:span text:style-name="T25"/></text:p>
        </text:list-item>
        <text:list-item>
          <text:p text:style-name="P41"><text:span text:style-name="T25">int main()</text:span></text:p>
        </text:list-item>
        <text:list-item>
          <text:p text:style-name="P41"><text:span text:style-name="T25">{</text:span></text:p>
        </text:list-item>
        <text:list-item>
          <text:p text:style-name="P41"><text:span text:style-name="T25"><text:s text:c="4"/>long long N = 10000000000;</text:span></text:p>
        </text:list-item>
        <text:list-item>
          <text:p text:style-name="P41"><text:span text:style-name="T25"/></text:p>
        </text:list-item>
        <text:list-item>
          <text:p text:style-name="P41"><text:span text:style-name="T25"><text:s text:c="4"/>struct timespec start, end;</text:span></text:p>
        </text:list-item>
        <text:list-item>
          <text:p text:style-name="P41"><text:span text:style-name="T25"><text:s text:c="4"/>clock_gettime(CLOCK_MONOTONIC_RAW, &amp;start);</text:span></text:p>
        </text:list-item>
        <text:list-item>
          <text:p text:style-name="P41"><text:span text:style-name="T25"/></text:p>
        </text:list-item>
        <text:list-item>
          <text:p text:style-name="P41"><text:span text:style-name="T25"><text:s text:c="4"/>double pi = CountPi(N);</text:span></text:p>
        </text:list-item>
        <text:list-item>
          <text:p text:style-name="P41"><text:span text:style-name="T25"/></text:p>
        </text:list-item>
        <text:list-item>
          <text:p text:style-name="P41"><text:span text:style-name="T25"><text:s text:c="4"/>clock_gettime(CLOCK_MONOTONIC_RAW, &amp;end);</text:span></text:p>
        </text:list-item>
        <text:list-item>
          <text:p text:style-name="P41"><text:span text:style-name="T25"><text:s text:c="4"/>printf("Time taken: %lf sec.\n",</text:span></text:p>
        </text:list-item>
        <text:list-item>
          <text:p text:style-name="P41"><text:span text:style-name="T25"><text:s text:c="12"/>end.tv_sec-start.tv_sec</text:span></text:p>
        </text:list-item>
        <text:list-item>
          <text:p text:style-name="P41"><text:span text:style-name="T25"><text:s text:c="12"/>+ 0.000000001*(end.tv_nsec-start.tv_nsec));</text:span></text:p>
        </text:list-item>
        <text:list-item>
          <text:p text:style-name="P41"><text:span text:style-name="T25"/></text:p>
        </text:list-item>
        <text:list-item>
          <text:p text:style-name="P41"><text:span text:style-name="T25"><text:s text:c="4"/>return 0;</text:span></text:p>
        </text:list-item>
        <text:list-item>
          <text:p text:style-name="P42"><text:span text:style-name="T30">}</text:span></text:p>
        </text:list-item>
      </text:list>
      <text:list xml:id="list182350312670679" text:continue-list="list182349119658449" text:style-name="L3">
        <text:list-item>
          <text:p text:style-name="P37"><text:span text:style-name="T33">Возможное влияние внешних факторов было уменьшено путем многократного измерения (10 раз). </text:span></text:p>
          <text:p text:style-name="P37"><text:span text:style-name="T34">При этом перед каждым запуском выполнялся сброс буфера отложенной записи с помощью команды sync, как было сказано в методичке. </text:span></text:p>
        </text:list-item>
      </text:list>
      <text:list xml:id="list182349549137058" text:continue-list="list182350961122359" text:style-name="WW8Num8">
        <text:list-item>
          <text:p text:style-name="P43"><text:soft-page-break/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752723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753262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710235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5.181347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764475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688707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739449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848810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3"><text:span text:style-name="T30">Time taken: 14.907753 sec.</text:span></text:p>
        </text:list-item>
        <text:list-item>
          <text:p text:style-name="P43"><text:span text:style-name="T30">alex@alex-UX305CA:/media/alex/DATA/nsu/EVM/labs/lab1$ sync</text:span></text:p>
        </text:list-item>
        <text:list-item>
          <text:p text:style-name="P43"><text:span text:style-name="T30">alex@alex-UX305CA:/media/alex/DATA/nsu/EVM/labs/lab1$ ./a.out</text:span></text:p>
        </text:list-item>
        <text:list-item>
          <text:p text:style-name="P44"><text:span text:style-name="T32">Time taken: 15.944693 sec.</text:span></text:p>
        </text:list-item>
      </text:list>
      <text:list xml:id="list182350149743390" text:continue-list="list182350312670679" text:style-name="L3">
        <text:list-header>
          <text:p text:style-name="P37"><text:span text:style-name="T33">В качестве наиболее точного было выбрано минимальное вре</text:span><text:span text:style-name="T35">мя.</text:span></text:p>
          <text:p text:style-name="P37"><text:span text:style-name="T35">Т.к. измерение времени было выполнено в соответствии с методикой, влиянием посторонних факторов можно пренебречь. Поэтому погрешность выполненного измерения равна 10</text:span><text:span text:style-name="T24">-9</text:span><text:span text:style-name="T31"> секунд.</text:span></text:p>
        </text:list-header>
      </text:list>
      <text:h text:style-name="P13" text:outline-level="1"><text:bookmark-start text:name="__RefHeading___Toc18443924"/>ЗАКЛЮЧЕНИЕ<text:bookmark-end text:name="__RefHeading___Toc18443924"/></text:h>
      <text:p text:style-name="P8"><text:span text:style-name="T40">Измеренное время работы программы оказалось равным 1</text:span><text:span text:style-name="T37">4.688707 секунд</text:span><text:span text:style-name="T38">ам. Погрешность измерения составила 10</text:span><text:span text:style-name="T39">-9</text:span><text:span text:style-name="T36"> секунд.</text:span></text:p>
      <text:p text:style-name="P3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handas" svg:font-family="Chandas" style:font-pitch="variable"/>
    <style:font-face style:name="Consolas" svg:font-family="Consolas" style:font-family-generic="modern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style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style:contextual-spacing="false"/>
    </style:style>
    <style:style style:name="Body_20_Text_20_3" style:display-name="Body Text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style:contextual-spacing="false" fo:line-height="107%" fo:text-align="start" style:justify-single-word="false" fo:keep-together="always" fo:text-indent="0in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listing" style:family="paragraph" style:parent-style-name="Standard" style:list-style-name="WW8Num8">
      <loext:graphic-properties draw:fill="solid" draw:fill-color="#f2f2f2"/>
      <style:paragraph-properties fo:margin-top="0.0835in" fo:margin-bottom="0.2083in" style:contextual-spacing="true" fo:line-height="100%" fo:text-align="start" style:justify-single-word="false" fo:keep-together="always" fo:hyphenation-ladder-count="no-limit" fo:background-color="#f2f2f2" fo:padding-left="0.2917in" fo:padding-right="0.0417in" fo:padding-top="0.028in" fo:padding-bottom="0.0555in" fo:border-left="3pt solid #a6a6a6" fo:border-right="0.51pt solid #a6a6a6" fo:border-top="0.51pt solid #a6a6a6" fo:border-bottom="0.51pt solid #a6a6a6" style:shadow="none" fo:keep-with-next="always"/>
      <style:text-properties style:font-name="Consolas" fo:font-family="Consolas" style:font-family-generic="modern" fo:font-size="9pt" fo:language="en" fo:country="US" style:font-size-asian="9pt" style:language-asian="none" style:country-asian="none" style:font-name-complex="Consolas" style:font-family-complex="Consolas" style:font-family-generic-complex="modern" fo:hyphenate="false" fo:hyphenation-remain-char-count="2" fo:hyphenation-push-char-count="2" loext:hyphenation-no-caps="false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WW8Num8z0" style:family="text">
      <style:text-properties fo:color="#a6a6a6" loext:opacity="100%" fo:font-size="8pt" fo:font-weight="normal" style:font-size-asian="8pt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:" style:num-suffix=":" style:num-format="1">
        <style:list-level-properties text:list-level-position-and-space-mode="label-alignment" fo:text-align="end">
          <style:list-level-label-alignment text:label-followed-by="listtab" text:list-tab-stop-position="0.472in" fo:text-indent="-0.1374in" fo:margin-left="0.472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783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783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783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78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078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783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0783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4T15:38:00</meta:creation-date>
    <dc:date>2022-10-06T18:23:48.844508277</dc:date>
    <meta:editing-cycles>3</meta:editing-cycles>
    <meta:editing-duration>PT6M43S</meta:editing-duration>
    <meta:document-statistic meta:table-count="0" meta:image-count="0" meta:object-count="0" meta:page-count="8" meta:paragraph-count="121" meta:word-count="666" meta:character-count="5707" meta:non-whitespace-character-count="5131"/>
    <meta:generator>LibreOffice/7.3.6.2$Linux_X86_64 LibreOffice_project/30$Build-2</meta:generator>
  </office:meta>
</office:document-meta>
</file>